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Times New Roman3" svg:font-family="'Times New Roman'"/>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5.995cm" table:align="left"/>
    </style:style>
    <style:style style:name="Table2.A" style:family="table-column">
      <style:table-column-properties style:column-width="1.997cm"/>
    </style:style>
    <style:style style:name="Table2.B" style:family="table-column">
      <style:table-column-properties style:column-width="13.99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3" style:family="paragraph" style:parent-style-name="Text_20_body">
      <style:text-properties fo:font-variant="normal" fo:text-transform="none" fo:color="#000000" style:font-name="Times New Roman3" fo:letter-spacing="normal" fo:font-style="normal" fo:font-weight="normal"/>
    </style:style>
    <style:style style:name="P4" style:family="paragraph" style:parent-style-name="Text_20_body">
      <style:text-properties fo:color="#000000"/>
    </style:style>
    <style:style style:name="P5" style:family="paragraph" style:parent-style-name="Text_20_body">
      <style:paragraph-properties fo:break-before="page"/>
      <style:text-properties fo:color="#000000"/>
    </style:style>
    <style:style style:name="P6" style:family="paragraph" style:parent-style-name="Text_20_body">
      <style:paragraph-properties fo:margin-left="0cm" fo:margin-right="0cm" fo:text-indent="-0.026cm" style:auto-text-indent="false">
        <style:tab-stops>
          <style:tab-stop style:position="0.026cm"/>
        </style:tab-stops>
      </style:paragraph-properties>
      <style:text-properties fo:color="#000000"/>
    </style:style>
    <style:style style:name="P7" style:family="paragraph" style:parent-style-name="Text_20_body">
      <style:paragraph-properties fo:margin-left="0cm" fo:margin-right="0cm" fo:text-indent="1.535cm" style:auto-text-indent="false">
        <style:tab-stops>
          <style:tab-stop style:position="0.026cm"/>
        </style:tab-stops>
      </style:paragraph-properties>
      <style:text-properties fo:color="#000000"/>
    </style:style>
    <style:style style:name="P8" style:family="paragraph" style:parent-style-name="Text_20_body">
      <style:paragraph-properties fo:margin-left="0cm" fo:margin-right="0cm" fo:text-indent="1.535cm" style:auto-text-indent="false">
        <style:tab-stops>
          <style:tab-stop style:position="0.026cm"/>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9"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0" style:family="paragraph" style:parent-style-name="Text_20_body">
      <style:paragraph-properties fo:margin-left="0cm" fo:margin-right="0cm" fo:text-align="center" style:justify-single-word="false" fo:text-indent="0cm" style:auto-text-indent="false">
        <style:tab-stops>
          <style:tab-stop style:position="2.223cm"/>
        </style:tab-stops>
      </style:paragraph-properties>
      <style:text-properties fo:color="#000000" fo:font-size="14pt" style:font-size-asian="10.5pt"/>
    </style:style>
    <style:style style:name="P11" style:family="paragraph" style:parent-style-name="Text_20_body">
      <style:paragraph-properties fo:margin-left="0cm" fo:margin-right="0cm" fo:text-align="justify" style:justify-single-word="false" fo:text-indent="0cm" style:auto-text-indent="false">
        <style:tab-stops>
          <style:tab-stop style:position="2.223cm"/>
        </style:tab-stops>
      </style:paragraph-properties>
      <style:text-properties fo:color="#000000" fo:font-size="14pt" style:font-size-asian="14pt" style:font-size-complex="14pt"/>
    </style:style>
    <style:style style:name="P12" style:family="paragraph" style:parent-style-name="Standard">
      <style:paragraph-properties fo:margin-left="0cm" fo:margin-right="0cm" fo:text-align="justify" style:justify-single-word="false" fo:text-indent="1.508cm" style:auto-text-indent="false">
        <style:tab-stops>
          <style:tab-stop style:position="2.223cm"/>
        </style:tab-stops>
      </style:paragraph-properties>
      <style:text-properties fo:color="#000000" fo:font-size="14pt" style:font-size-asian="14pt" style:font-size-complex="14pt"/>
    </style:style>
    <style:style style:name="P13" style:family="paragraph" style:parent-style-name="Text_20_body">
      <style:paragraph-properties fo:margin-left="0cm" fo:margin-right="0cm" fo:text-indent="1.508cm" style:auto-text-indent="false">
        <style:tab-stops>
          <style:tab-stop style:position="2.223cm"/>
        </style:tab-stops>
      </style:paragraph-properties>
      <style:text-properties fo:color="#000000"/>
    </style:style>
    <style:style style:name="P14" style:family="paragraph" style:parent-style-name="Text_20_body">
      <style:paragraph-properties fo:margin-left="0cm" fo:margin-right="0cm" fo:text-align="justify" style:justify-single-word="false" fo:text-indent="1.508cm" style:auto-text-indent="false">
        <style:tab-stops>
          <style:tab-stop style:position="2.223cm"/>
        </style:tab-stops>
      </style:paragraph-properties>
      <style:text-properties fo:color="#000000" fo:font-size="14pt" style:font-size-asian="14pt" style:font-size-complex="14pt"/>
    </style:style>
    <style:style style:name="P15" style:family="paragraph" style:parent-style-name="Text_20_body">
      <style:paragraph-properties fo:margin-left="0cm" fo:margin-right="0cm" fo:text-align="justify" style:justify-single-word="false" fo:text-indent="0.674cm" style:auto-text-indent="false">
        <style:tab-stops>
          <style:tab-stop style:position="2.223cm"/>
        </style:tab-stops>
      </style:paragraph-properties>
      <style:text-properties fo:color="#000000" fo:font-size="14pt" style:font-size-asian="14pt" style:font-size-complex="14pt"/>
    </style:style>
    <style:style style:name="P16" style:family="paragraph" style:parent-style-name="Text_20_body" style:list-style-name="L1">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18" style:family="paragraph" style:parent-style-name="Text_20_body">
      <style:text-properties fo:font-variant="normal" fo:text-transform="none" fo:color="#000000" style:font-name="Times New Roman" fo:font-size="14pt" fo:letter-spacing="normal" fo:font-weight="normal" style:font-size-asian="14pt" style:font-size-complex="14pt"/>
    </style:style>
    <style:style style:name="P19" style:family="paragraph" style:parent-style-name="Text_20_body">
      <style:text-properties fo:color="#000000"/>
    </style:style>
    <style:style style:name="P20" style:family="paragraph" style:parent-style-name="Text_20_body" style:list-style-name="L2">
      <style:paragraph-properties fo:margin-left="0cm" fo:margin-right="0cm" fo:text-indent="1.508cm" style:auto-text-indent="false">
        <style:tab-stops>
          <style:tab-stop style:position="2.223cm"/>
        </style:tab-stops>
      </style:paragraph-properties>
      <style:text-properties fo:color="#000000"/>
    </style:style>
    <style:style style:name="P21" style:family="paragraph" style:parent-style-name="Text_20_body">
      <style:paragraph-properties fo:margin-left="0cm" fo:margin-right="0cm" fo:text-indent="1.535cm" style:auto-text-indent="false">
        <style:tab-stops>
          <style:tab-stop style:position="0.026cm"/>
        </style:tab-stops>
      </style:paragraph-properties>
      <style:text-properties fo:color="#000000"/>
    </style:style>
    <style:style style:name="P22" style:family="paragraph" style:parent-style-name="Text_20_body">
      <style:paragraph-properties fo:break-before="page"/>
    </style:style>
    <style:style style:name="P23" style:family="paragraph" style:parent-style-name="Heading_20_2">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4" style:family="paragraph" style:parent-style-name="Heading_20_2">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25" style:family="paragraph" style:parent-style-name="Heading_20_2">
      <style:text-properties fo:color="#000000"/>
    </style:style>
    <style:style style:name="P26" style:family="paragraph" style:parent-style-name="Heading_20_1">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sans-serif" fo:font-size="9.75pt" fo:letter-spacing="normal" fo:font-style="normal" fo:font-weight="bold"/>
    </style:style>
    <style:style style:name="T4" style:family="text">
      <style:text-properties fo:font-variant="normal" fo:text-transform="none" fo:color="#000000" style:font-name="Times New Roman" fo:font-size="9.75pt" fo:letter-spacing="normal" fo:font-style="normal" fo:font-weight="bold"/>
    </style:style>
    <style:style style:name="T5" style:family="text">
      <style:text-properties fo:font-variant="normal" fo:text-transform="none" fo:color="#000000" style:font-name="Times New Roman" fo:font-size="14pt" fo:letter-spacing="normal" fo:font-style="normal" fo:font-weight="bold" style:font-size-asian="14pt" style:font-size-complex="14pt"/>
    </style:style>
    <style:style style:name="T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7" style:family="text">
      <style:text-properties fo:font-variant="normal" fo:text-transform="none" style:font-name="Times New Roman" fo:font-size="14pt" fo:letter-spacing="normal" fo:font-style="normal" fo:font-weight="normal" style:font-size-asian="14pt" style:font-size-complex="14pt"/>
    </style:style>
    <style:style style:name="T8" style:family="text">
      <style:text-properties fo:font-variant="normal" fo:text-transform="none" style:font-name="Times New Roman" fo:font-size="14pt" fo:letter-spacing="normal" fo:font-style="normal" fo:font-weight="normal" style:font-size-asian="12.25pt" style:font-size-complex="14pt"/>
    </style:style>
    <style:style style:name="T9"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10"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11"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12" style:family="text">
      <style:text-properties fo:font-variant="normal" fo:text-transform="none" style:font-name="Times New Roman" fo:font-size="14pt" fo:letter-spacing="normal" fo:font-weight="bold" style:font-size-asian="14pt" style:font-size-complex="14pt"/>
    </style:style>
    <style:style style:name="T13"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14" style:family="text">
      <style:text-properties fo:font-variant="normal" fo:text-transform="none" style:font-name="Times New Roman" fo:font-size="14pt" fo:letter-spacing="normal" fo:font-weight="normal" style:font-size-asian="14pt" style:font-size-complex="14pt"/>
    </style:style>
    <style:style style:name="T15" style:family="text">
      <style:text-properties fo:font-variant="normal" fo:text-transform="none" style:font-name="Times New Roman" fo:letter-spacing="normal" fo:font-style="normal" fo:font-weight="normal"/>
    </style:style>
    <style:style style:name="T16"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7"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8"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9" style:family="text">
      <style:text-properties fo:font-variant="normal" fo:text-transform="none" style:font-name="Times New Roman3" fo:letter-spacing="normal" fo:font-style="normal" fo:font-weight="normal"/>
    </style:style>
    <style:style style:name="T20" style:family="text">
      <style:text-properties fo:font-variant="normal" fo:text-transform="none" style:font-name="Times New Roman3" fo:letter-spacing="normal" fo:font-style="normal" fo:font-weight="normal" style:font-style-asian="normal" style:font-style-complex="normal"/>
    </style:style>
    <style:style style:name="T21" style:family="text">
      <style:text-properties fo:font-variant="normal" fo:text-transform="none" style:font-name="Times New Roman3" fo:letter-spacing="normal" fo:font-style="italic" fo:font-weight="normal"/>
    </style:style>
    <style:style style:name="T22" style:family="text">
      <style:text-properties fo:font-variant="normal" fo:text-transform="none" style:font-name="Times New Roman3" fo:letter-spacing="normal" fo:font-style="italic" fo:font-weight="normal" style:font-style-asian="italic" style:font-style-complex="italic"/>
    </style:style>
    <style:style style:name="T23" style:family="text">
      <style:text-properties fo:font-variant="normal" fo:text-transform="none" style:font-name="Times New Roman3" fo:font-size="14pt" fo:letter-spacing="normal" fo:font-style="normal" fo:font-weight="normal" style:font-size-asian="14pt" style:font-size-complex="14pt"/>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italic"/>
    </style:style>
    <style:style style:name="T27" style:family="text">
      <style:text-properties fo:font-style="italic" style:font-style-asian="italic" style:font-style-complex="italic"/>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Введение </text:h>
      <text:p text:style-name="P4"><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4"><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4">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1">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1"/>
      <text:p text:style-name="P1">Цели и задачи:</text:p>
      <text:list xml:id="list1857879336" text:style-name="L1">
        <text:list-item>
          <text:p text:style-name="P16">Проверить возможность применения методов машинного обучения для классификации текста в системе УДК.</text:p>
        </text:list-item>
        <text:list-item>
          <text:p text:style-name="P16">Разработать эффективный подход.</text:p>
        </text:list-item>
      </text:list>
      <text:p text:style-name="P4"/>
      <text:p text:style-name="P4"/>
      <text:p text:style-name="P4"/>
      <text:p text:style-name="P4"/>
      <text:h text:style-name="P26" text:outline-level="1"><text:soft-page-break/>Теоретическая часть</text:h>
      <text:h text:style-name="P23" text:outline-level="2">Постановка задачи классификации</text:h>
      <text:p text:style-name="P4"><text:span text:style-name="T7">Имеется множество описаний </text:span><text:span text:style-name="T16">объектов </text:span><text:span text:style-name="T18">X</text:span><text:span text:style-name="T16">, </text:span><text:span text:style-name="T18">Y — </text:span><text:span text:style-name="T16">множество номеров или наименований классов. Помимо этого существует неизвестная целевая функция</text:span><text:span text:style-name="T16"><draw:frame draw:style-name="fr1" draw:name="Object3" text:anchor-type="as-char" svg:y="-0.439cm" svg:width="2.039cm" svg:height="0.547cm" draw:z-index="1"><draw:object xlink:href="./Object 3" xlink:type="simple" xlink:show="embed" xlink:actuate="onLoad"/><draw:image xlink:href="./ObjectReplacements/Object 3" xlink:type="simple" xlink:show="embed" xlink:actuate="onLoad"/></draw:frame></text:span><text:span text:style-name="T16">Задано конечное множество описаний объектов </text:span><text:span text:style-name="T16"><draw:frame draw:style-name="fr2" draw:name="Object4" text:anchor-type="as-char" svg:y="-0.51cm" svg:width="1.072cm" svg:height="0.616cm" draw:z-index="2"><draw:object xlink:href="./Object 4" xlink:type="simple" xlink:show="embed" xlink:actuate="onLoad"/><draw:image xlink:href="./ObjectReplacements/Object 4" xlink:type="simple" xlink:show="embed" xlink:actuate="onLoad"/></draw:frame></text:span><text:span text:style-name="T16">для которых известно значение функции </text:span><text:span text:style-name="T18">y</text:span><text:span text:style-name="T16">, называемое обучающей выборкой.</text:span><text:span text:style-name="T18"> </text:span><text:span text:style-name="T16">Требуется построить максимально близкое к </text:span><text:span text:style-name="T18">y</text:span><text:span text:style-name="T16"> отображение </text:span><text:span text:style-name="T16"><draw:frame draw:style-name="fr2" draw:name="Object5" text:anchor-type="as-char" svg:y="-0.439cm" svg:width="2.161cm" svg:height="0.547cm" draw:z-index="3"><draw:object xlink:href="./Object 5" xlink:type="simple" xlink:show="embed" xlink:actuate="onLoad"/><draw:image xlink:href="./ObjectReplacements/Object 5" xlink:type="simple" xlink:show="embed" xlink:actuate="onLoad"/></draw:frame></text:span><text:span text:style-name="T16">способное классифицировать любой объект </text:span><text:span text:style-name="T16"><draw:frame draw:style-name="fr2" draw:name="Object6" text:anchor-type="as-char" svg:y="-0.439cm" svg:width="1.349cm" svg:height="0.547cm" draw:z-index="4"><draw:object xlink:href="./Object 6" xlink:type="simple" xlink:show="embed" xlink:actuate="onLoad"/><draw:image xlink:href="./ObjectReplacements/Object 6" xlink:type="simple" xlink:show="embed" xlink:actuate="onLoad"/></draw:frame></text:span></text:p>
      <text:p text:style-name="P4">В задаче классификации документов <text:span text:style-name="T27">X </text:span><text:span text:style-name="T24">— множество описаний документов, </text:span><text:span text:style-name="T27">Y</text:span><text:span text:style-name="T24"> — множество категорий.</text:span></text:p>
      <text:h text:style-name="P25" text:outline-level="2">Формализация текста</text:h>
      <text:p text:style-name="P4">Первый этап в решении задачи классификации — выявление информативных признаков, на основе которых можно получить математическое описание объекта. В данной работе рассматриваются <text:s/>весовой вектор слов, биграммы слов и триграммы.</text:p>
      <text:p text:style-name="P4">В весовом векторе каждому слову сопоставляется вес, определяющийся по формуле, зависящей от частоты употребления слова в данном документе и частоты употребления слова в других документах. Биграммы и триграммы — это вектор частот употребления словосочетаний.</text:p>
      <text:p text:style-name="P4">Задача подсчёта частоты употребления в документе слов русского языка содержит свои сложности. Слова используются в разных формах: меняется окончание, суффиксы, склонения и проч. Для того, чтобы избежать повторения одних и тех же слов в разном виде, применяется стемматизация.</text:p>
      <text:p text:style-name="P4">Стемминг — <text:span text:style-name="T7">это процесс нахождения </text:span><text:span text:style-name="T17">основы слова </text:span><text:span text:style-name="T7">для заданного исходного слова. Здесь под основой понимается не только и не столько корень слова, сколько общая часть. Алгоритмы стемматизации представляют собой давнюю проблему в области </text:span><text:span text:style-name="T17">компьютерных наук и часто используются в поисковых системах. </text:span></text:p>
      <text:p text:style-name="P2"><text:soft-page-break/>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решения, позволяющее более гибко обрабатывать текст.</text:p>
      <text:p text:style-name="P2">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2">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4">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p text:style-name="P4">В рамках поставленной задачи необходимо решить вопрос автоматического определения важности того или иного слова в контексте классификации по УДК. Для этого применяется статистическая мера <text:span text:style-name="T25">TF-IDF</text:span> (<text:span text:style-name="T10">TF</text:span><text:span text:style-name="T11">— term frequency, </text:span><text:span text:style-name="T10">IDF </text:span><text:span text:style-name="T11">— inverse document frequency</text:span>). </text:p>
      <text:p text:style-name="P4">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4"><text:span text:style-name="T2">TF</text:span> — это относительная частота употребления слова, то есть <text:s/>отношение числа вхождений конкретного слова в документе к числу слов в документе. </text:p>
      <text:p text:style-name="P4"><text:span text:style-name="T2">IDF</text:span> — это обратная частота документа. То есть инверсия частоты, с которой конкретное слово встречается в документах коллекции. Учёт этого <text:soft-page-break/>параметра позволяет понизить вес общеупотребимых слов. </text:p>
      <text:p text:style-name="P4"><draw:frame draw:style-name="fr2" draw:name="Object1" text:anchor-type="as-char" svg:y="-0.746cm" svg:width="3.965cm" svg:height="1.261cm" draw:z-index="6"><draw:object xlink:href="./Object 1" xlink:type="simple" xlink:show="embed" xlink:actuate="onLoad"/><draw:image xlink:href="./ObjectReplacements/Object 1" xlink:type="simple" xlink:show="embed" xlink:actuate="onLoad"/></draw:frame>, <text:span text:style-name="T8">где</text:span></text:p>
      <text:p text:style-name="P9"><text:s/>|D| <text:s/>— число документов в коллекции,</text:p>
      <text:p text:style-name="P6"><text:span text:style-name="T8"><draw:frame draw:style-name="fr3" draw:name="Object2" text:anchor-type="as-char" svg:y="-0.439cm" svg:width="1.609cm" svg:height="0.621cm" draw:z-index="0"><draw:object xlink:href="./Object 2" xlink:type="simple" xlink:show="embed" xlink:actuate="onLoad"/><draw:image xlink:href="./ObjectReplacements/Object 2" xlink:type="simple" xlink:show="embed" xlink:actuate="onLoad"/></draw:frame></text:span><text:span text:style-name="T8"> — число документов, к которых встречается слово </text:span><text:span text:style-name="T8"><draw:frame draw:style-name="fr2" draw:name="Object7" text:anchor-type="as-char" svg:y="-0.439cm" svg:width="0.646cm" svg:height="0.619cm" draw:z-index="5"><draw:object xlink:href="./Object 7" xlink:type="simple" xlink:show="embed" xlink:actuate="onLoad"/><draw:image xlink:href="./ObjectReplacements/Object 7" xlink:type="simple" xlink:show="embed" xlink:actuate="onLoad"/></draw:frame></text:span></text:p>
      <text:p text:style-name="P8">Очевидно, что последний параметр никогда не равен 0, так как каждое слово встречается как минимум в одном документе. </text:p>
      <text:p text:style-name="P8">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7"><text:span text:style-name="T8">Таким образом мера </text:span><text:span text:style-name="T9">TF-TDF</text:span><text:span text:style-name="T8">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p text:style-name="P7"><text:span text:style-name="T8"/></text:p>
      <text:p text:style-name="P7"><text:span text:style-name="T8">!!!Тут про биграммы и трираммы!!!</text:span></text:p>
      <text:p text:style-name="P7"><text:span text:style-name="T8"/></text:p>
      <text:h text:style-name="P24" text:outline-level="2">Описание категорий</text:h>
      <text:p text:style-name="P4">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тов и организации картотек. </text:p>
      <text:p text:style-name="P4">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text:soft-page-break/>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4">Помимо этого УДК описывает набор правил комбинирования различных разделов, для более точного определения содержимого документа.</text:p>
      <text:p text:style-name="P4">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4">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4">Последующая детализация идет за счет удлинения индексов.</text:p>
      <text:p text:style-name="P4">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9">Приведение квадратичных форм</text:span>" 620.193.4 складывается следующим образом:</text:p>
      <text:p text:style-name="P4">5 <text:span text:style-name="T15">Общие вопросы математических и естественных наук</text:span></text:p>
      <text:p text:style-name="P4">51 Математика</text:p>
      <text:p text:style-name="P4">511 Теория чисел</text:p>
      <text:p text:style-name="P4">511.5 Диофантовы уравнения. Теория форм.</text:p>
      <text:p text:style-name="P4">517.55 <text:span text:style-name="T19">Теория квадратичных (билинейных) форм.</text:span></text:p>
      <text:p text:style-name="P4"><text:span text:style-name="T19">511.558</text:span> <text:span text:style-name="T19">Геометрия квадратичных форм.</text:span></text:p>
      <text:p text:style-name="P3"><text:soft-page-break/>511.558.2 Приведение квадратичных форм.</text:p>
      <text:h text:style-name="P25" text:outline-level="2">Способы классификации</text:h>
      <text:p text:style-name="P4">Традиционно выделяют три подхода классификации документов.</text:p>
      <text:list xml:id="list1996490293" text:style-name="L2">
        <text:list-item>
          <text:list>
            <text:list-item>
              <text:list>
                <text:list-item>
                  <text:p text:style-name="P20">Ручная классификация. Так зачастую в обычных библиотеках книги разбиваются по тематическим рубрикам библиотекарями вручную. 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20">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20">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13">В данной работе рассматриваются лишь машинные методы обучения. </text:p>
      <text:p text:style-name="P13">Нейронная сеть</text:p>
      <text:p text:style-name="P13">Нейронные сети отлично зарекомендавали себя в решении задачи распознавания образов. Обладая свойством обучаемости, они самосовершенствуются в результате попыток создать лучшую модель поведения. </text:p>
      <text:p text:style-name="P13">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text:soft-page-break/>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мо этого, он доказал, что персептрон может быть обучен всему, что он может реализовывать.</text:p>
      <text:p text:style-name="P13">Итак, персептроном называется устройство, вычисляющее следующую систему функций:</text:p>
      <text:p text:style-name="P13"><draw:frame draw:style-name="fr2" draw:name="Object8" text:anchor-type="as-char" svg:y="-0.831cm" svg:width="3.611cm" svg:height="1.33cm" draw:z-index="10"><draw:object xlink:href="./Object 8" xlink:type="simple" xlink:show="embed" xlink:actuate="onLoad"/><draw:image xlink:href="./ObjectReplacements/Object 8" xlink:type="simple" xlink:show="embed" xlink:actuate="onLoad"/></draw:frame></text:p>
      <text:p text:style-name="P13">где <draw:frame draw:style-name="fr2" draw:name="Object9" text:anchor-type="as-char" svg:y="-0.288cm" svg:width="0.713cm" svg:height="0.492cm" draw:z-index="7"><draw:object xlink:href="./Object 9" xlink:type="simple" xlink:show="embed" xlink:actuate="onLoad"/><draw:image xlink:href="./ObjectReplacements/Object 9" xlink:type="simple" xlink:show="embed" xlink:actuate="onLoad"/></draw:frame>— веса персептрона, <draw:frame draw:style-name="fr2" draw:name="Object10" text:anchor-type="as-char" svg:y="-0.404cm" svg:width="0.506cm" svg:height="0.459cm" draw:z-index="8"><draw:object xlink:href="./Object 10" xlink:type="simple" xlink:show="embed" xlink:actuate="onLoad"/><draw:image xlink:href="./ObjectReplacements/Object 10" xlink:type="simple" xlink:show="embed" xlink:actuate="onLoad"/></draw:frame>— порог, <draw:frame draw:style-name="fr2" draw:name="Object11" text:anchor-type="as-char" svg:y="-0.439cm" svg:width="0.579cm" svg:height="0.619cm" draw:z-index="9"><draw:object xlink:href="./Object 11" xlink:type="simple" xlink:show="embed" xlink:actuate="onLoad"/><draw:image xlink:href="./ObjectReplacements/Object 11" xlink:type="simple" xlink:show="embed" xlink:actuate="onLoad"/></draw:frame>— значения входных сигналов.</text:p>
      <text:p text:style-name="P13">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13">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0">Шаг 0</text:p>
          </table:table-cell>
          <table:table-cell table:style-name="Table2.B1" office:value-type="string">
            <text:p text:style-name="P15">Случайным образом выбираются начальные значения весов всех нейронов.</text:p>
          </table:table-cell>
        </table:table-row>
        <table:table-row>
          <table:table-cell table:style-name="Table2.A2" office:value-type="string">
            <text:p text:style-name="P10">Шаг 1</text:p>
          </table:table-cell>
          <table:table-cell table:style-name="Table2.B2" office:value-type="string">
            <text:p text:style-name="P14">На вход сети подаётся образ <draw:frame draw:style-name="fr2" draw:name="Object12" text:anchor-type="as-char" svg:y="-0.441cm" svg:width="0.88cm" svg:height="0.549cm" draw:z-index="11"><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2" draw:name="Object13" text:anchor-type="as-char" svg:y="-0.439cm" svg:width="0.7cm" svg:height="0.547cm" draw:z-index="12"><draw:object xlink:href="./Object 13" xlink:type="simple" xlink:show="embed" xlink:actuate="onLoad"/><draw:image xlink:href="./ObjectReplacements/Object 13" xlink:type="simple" xlink:show="embed" xlink:actuate="onLoad"/><svg:desc>formula</svg:desc></draw:frame>отличный от требуемого <draw:frame draw:style-name="fr2" draw:name="Object14" text:anchor-type="as-char" svg:y="-0.439cm" svg:width="0.873cm" svg:height="0.547cm" draw:z-index="13"><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0">Шаг 2</text:p>
          </table:table-cell>
          <table:table-cell table:style-name="Table2.B2" office:value-type="string">
            <text:p text:style-name="P14">Вычисляется вектор ошибки <draw:frame draw:style-name="fr2" draw:name="Object15" text:anchor-type="as-char" svg:y="-0.439cm" svg:width="2.845cm" svg:height="0.57cm" draw:z-index="1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0">Шаг 3</text:p>
          </table:table-cell>
          <table:table-cell table:style-name="Table2.B2" office:value-type="string">
            <text:p text:style-name="P12">Вектор весов модифицируется по формуле:</text:p>
            <text:p text:style-name="P11"><draw:frame draw:style-name="fr2" draw:name="Object16" text:anchor-type="as-char" svg:y="-0.51cm" svg:width="6.299cm" svg:height="0.651cm" draw:z-index="15"><draw:object xlink:href="./Object 16" xlink:type="simple" xlink:show="embed" xlink:actuate="onLoad"/><draw:image xlink:href="./ObjectReplacements/Object 16" xlink:type="simple" xlink:show="embed" xlink:actuate="onLoad"/><svg:desc>formula</svg:desc></draw:frame>здесь <draw:frame draw:style-name="fr2" draw:name="Object17" text:anchor-type="as-char" svg:y="-0.439cm" svg:width="1.679cm" svg:height="0.563cm" draw:z-index="16"><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0">Шаг 4</text:p>
          </table:table-cell>
          <table:table-cell table:style-name="Table2.B2" office:value-type="string">
            <text:p text:style-name="P14">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малого значения.</text:p>
          </table:table-cell>
        </table:table-row>
      </table:table>
      <text:p text:style-name="P13">Остаётся вопрос сходимости процедуры обучения. Ответ на него получается из следующих теорем.</text:p>
      <text:p text:style-name="P4"><text:bookmark text:name="id_42"/><text:soft-page-break/><text:span text:style-name="T1">Теорема о сходимости </text:span><text:span text:style-name="T25">персептрона.</text:span> Если существует вектор параметров, при котором <text:span text:style-name="T24">персептрон</text:span><text:span text:style-name="T26"> </text:span>правильно решает все примеры обучающей выборки, то при обучении <text:span text:style-name="T24">персептрона</text:span><text:span text:style-name="T26"> </text:span>по вышеописанному алгоритму решение будет найдено за конечное число шагов.</text:p>
      <text:p text:style-name="P4"><text:bookmark text:name="id_44"/><text:span text:style-name="T12">Теорема о "зацикливании" </text:span><text:span text:style-name="T13">персептрона</text:span><text:span text:style-name="T14">. Если не существует </text:span><text:span text:style-name="T14">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18">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p>
      <text:p text:style-name="P17">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p>
      <text:p text:style-name="P17">Эта проблема решается следующей теоремой.</text:p>
      <text:p text:style-name="P4"><text:bookmark text:name="id_90"/><text:span text:style-name="T1">Теорема о двуслойности </text:span><text:span text:style-name="T25">персептрона</text:span>. Любой многослойный <text:span text:style-name="T24">персептрон</text:span><text:span text:style-name="T26"> </text:span>может быть представлен в виде двуслойного <text:span text:style-name="T24">персептрона</text:span><text:span text:style-name="T26"> </text:span>с необучаемыми весами первого слоя.</text:p>
      <text:p text:style-name="P4"><text:span text:style-name="T19">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20">правильные</text:span><text:span text:style-name="T21"> </text:span><text:span text:style-name="T19">значения </text:span><text:span text:style-name="T22">y</text:span><text:span text:style-name="T19">. В многослойной сети эти правильные значения имеются только для нейронов </text:span><text:span text:style-name="T20">выходного </text:span><text:span text:style-name="T19">слоя. Требуемые значения выходов для нейронов скрытых слоев неизвестны, что и ограничивает применение метода Розенблатта.</text:span></text:p>
      <text:p text:style-name="P4"><text:span text:style-name="T23">Метод опорных векторов</text:span></text:p>
      <text:p text:style-name="P4">Другим вариантом решения задачи классификации с помощью алгоритма «с учителем» является метод опорных векторов. Здесь объектами данных являются вектора размерности p. Идея метода состоит в переводе исходных векторов в пространство большей размерности и поиске разделяющей гиперплоскости с максимальным зазором в <text:soft-page-break/>полученном пространстве. Метод ищет вектора, которые находятся на границе областей, они и называются опорными</text:p>
      <text:p text:style-name="P22">Примеры</text:p>
      <text:p text:style-name="Text_20_body">В качестве примера программной реализации задачи классификации текста, можно рассмотреть Text mining. По сути, это не отдельное решение, а пример использования программного пакета <text:span text:style-name="T6">STATISTICA, являющегося мощным инструментом для всестороннего статистического анализа. </text:span></text:p>
      <text:p text:style-name="P22">Реализация</text:p>
      <text:p text:style-name="Text_20_body">Программа реализована на языке программирования Python. Стемматизация производилась с помощью библиотеки pymorphy. </text:p>
      <text:p text:style-name="P4"/>
      <text:p text:style-name="P5">Вы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Times New Roman3" svg:font-family="'Times New Roman'"/>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50%" fo:text-align="justify" style:justify-single-word="false" fo:text-indent="1.499cm"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indent="1.499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line-height="150%" fo:text-indent="1.499cm" style:auto-text-indent="false" style:page-number="auto"/>
      <style:text-properties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3.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30T00:56:37</dc:date>
    <meta:editing-duration>PT3H27M33S</meta:editing-duration>
    <meta:editing-cycles>8</meta:editing-cycles>
    <meta:generator>LibreOffice/3.5$Linux_X86_64 LibreOffice_project/350m1$Build-2</meta:generator>
    <meta:document-statistic meta:table-count="1" meta:image-count="0" meta:object-count="17" meta:page-count="12" meta:paragraph-count="87" meta:word-count="1700" meta:character-count="12050" meta:non-whitespace-character-count="11605"/>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4/content.xml><?xml version="1.0" encoding="utf-8"?>
<math xmlns="http://www.w3.org/1998/Math/MathML">
  <semantics>
    <mrow>
      <msup>
        <mi>X</mi>
        <mrow>
          <mi>m</mi>
        </mrow>
      </msup>
      <mi>,</mi>
    </mrow>
    <annotation encoding="StarMath 5.0">X^{m},</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